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2.42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72.28mm"/>
    </style:style>
    <style:style style:name="co7" style:family="table-column">
      <style:table-column-properties fo:break-before="auto" style:column-width="5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83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80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9" style:family="table-cell" style:parent-style-name="Default">
      <style:table-cell-properties fo:border-bottom="none" fo:background-color="transparent" fo:border-left="0.74pt solid #000000" fo:border-right="none" fo:border-top="0.99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ackground-color="transparent" fo:border="none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fo:border-left="0.99pt solid #000000" fo:border-right="0.74pt solid #000000" fo:border-top="none"/>
    </style:style>
    <style:style style:name="ce158" style:family="table-cell" style:parent-style-name="Default">
      <style:table-cell-properties fo:border-bottom="0.74pt solid #000000" fo:border-left="0.99pt solid #000000" fo:border-right="0.74pt solid #000000" fo:border-top="none"/>
    </style:style>
    <style:style style:name="ce124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4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3</text:p>
          </table:table-cell>
          <table:covered-table-cell table:number-columns-repeated="2" table:style-name="ce51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number-columns-repeated="2" table:style-name="ce6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60" table:number-columns-repeated="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Monday, 10:15-12:00, KJL2</text:p>
          </table:table-cell>
          <table:covered-table-cell table:number-columns-repeated="2" table:style-name="ce6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3</text:p>
          </table:table-cell>
          <table:covered-table-cell table:number-columns-repeated="2" table:style-name="ce6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6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60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Thursday, 10:15-12:00, KJL2</text:p>
          </table:table-cell>
          <table:table-cell table:style-name="ce60" table:number-columns-repeated="2"/>
          <table:table-cell table:number-columns-repeated="6"/>
        </table:table-row>
        <table:table-row table:style-name="ro3">
          <table:table-cell table:style-name="ce3"/>
          <table:table-cell table:style-name="ce60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25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3-01-09" calcext:value-type="date">
            <text:p>09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teffi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2" calcext:value-type="date">
            <text:p>12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12" calcext:value-type="date">
            <text:p>12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3-01-16" calcext:value-type="date">
            <text:p>16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9" calcext:value-type="date">
            <text:p>19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19" calcext:value-type="date">
            <text:p>19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Statistical learning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3-01-23" calcext:value-type="date">
            <text:p>23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26" calcext:value-type="date">
            <text:p>26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26" calcext:value-type="date">
            <text:p>26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Linear regression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3-01-30" calcext:value-type="date">
            <text:p>30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2" calcext:value-type="date">
            <text:p>02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02" calcext:value-type="date">
            <text:p>02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lassification RecEx</text:p>
          </table:table-cell>
          <table:table-cell table:style-name="ce15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3-02-06" calcext:value-type="date">
            <text:p>06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9" calcext:value-type="date">
            <text:p>09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153" office:value-type="string" calcext:value-type="string">
            <text:p>Steffi / Emma (Rmd and ggplot)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09" calcext:value-type="date">
            <text:p>09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Resampling RecEx</text:p>
          </table:table-cell>
          <table:table-cell table:style-name="ce154" office:value-type="string" calcext:value-type="string">
            <text:p>Kenneth?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date" office:date-value="2023-02-13" calcext:value-type="date">
            <text:p>13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Emma and Daesoo?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16" calcext:value-type="date">
            <text:p>16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16" calcext:value-type="date">
            <text:p>16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3-02-20" calcext:value-type="date">
            <text:p>20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23" calcext:value-type="date">
            <text:p>23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23" calcext:value-type="date">
            <text:p>23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Model Selection, Regularization RecEx</text:p>
          </table:table-cell>
          <table:table-cell table:style-name="ce15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3-02-27" calcext:value-type="date">
            <text:p>27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2" calcext:value-type="date">
            <text:p>02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153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02" calcext:value-type="date">
            <text:p>02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Moving Beyond Linearity RecEx</text:p>
          </table:table-cell>
          <table:table-cell table:style-name="ce15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3-03-06" calcext:value-type="date">
            <text:p>06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9" calcext:value-type="date">
            <text:p>09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09" calcext:value-type="date">
            <text:p>09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Tree-based methods RecEx</text:p>
          </table:table-cell>
          <table:table-cell table:style-name="ce15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3-03-13" calcext:value-type="date">
            <text:p>13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4">
          <table:table-cell table:style-name="ce10"/>
          <table:table-cell table:style-name="ce21"/>
          <table:table-cell table:style-name="ce33" office:value-type="date" office:date-value="2023-03-16" calcext:value-type="date">
            <text:p>16.03.23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15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16" calcext:value-type="date">
            <text:p>16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Support Vector Machines RecEx</text:p>
          </table:table-cell>
          <table:table-cell table:style-name="ce15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3-03-20" calcext:value-type="date">
            <text:p>20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23" calcext:value-type="date">
            <text:p>23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23" calcext:value-type="date">
            <text:p>23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Unsupervised learning RecEx</text:p>
          </table:table-cell>
          <table:table-cell table:style-name="ce15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9"/>
          <table:table-cell table:style-name="ce77" office:value-type="date" office:date-value="2023-03-27" calcext:value-type="date">
            <text:p>27.03.23</text:p>
          </table:table-cell>
          <table:table-cell table:style-name="ce73" office:value-type="string" calcext:value-type="string">
            <text:p>Monday</text:p>
          </table:table-cell>
          <table:table-cell office:value-type="string" calcext:value-type="string">
            <text:p>Excursion week (no lecture)</text:p>
          </table:table-cell>
          <table:table-cell table:style-name="ce157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30" calcext:value-type="date">
            <text:p>30.03.23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7"/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30" calcext:value-type="date">
            <text:p>30.03.23</text:p>
          </table:table-cell>
          <table:table-cell table:style-name="ce138" office:value-type="string" calcext:value-type="string">
            <text:p>Thursday</text:p>
          </table:table-cell>
          <table:table-cell table:style-name="ce75" office:value-type="string" calcext:value-type="string">
            <text:p>Excursion week (no lecture)</text:p>
          </table:table-cell>
          <table:table-cell table:style-name="ce158"/>
          <table:table-cell table:number-columns-repeated="3"/>
        </table:table-row>
        <table:table-row table:style-name="ro1">
          <table:table-cell table:style-name="ce31" office:value-type="string" calcext:value-type="string" table:number-columns-spanned="6" table:number-rows-spanned="1">
            <text:p>Easter break</text:p>
          </table:table-cell>
          <table:covered-table-cell table:style-name="ce67"/>
          <table:covered-table-cell table:style-name="ce64"/>
          <table:covered-table-cell table:number-columns-repeated="2" table:style-name="ce138"/>
          <table:covered-table-cell table:style-name="ce77"/>
          <table:table-cell table:number-columns-repeated="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4"/>
          <table:table-cell table:style-name="ce77" office:value-type="string" calcext:value-type="string">
            <text:p>Easter Monday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Off</text:p>
          </table:table-cell>
          <table:table-cell table:style-name="ce124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47"/>
          <table:table-cell table:style-name="ce76" office:value-type="date" office:date-value="2023-04-17" calcext:value-type="date">
            <text:p>17.04.23</text:p>
          </table:table-cell>
          <table:table-cell table:style-name="ce95" office:value-type="string" calcext:value-type="string">
            <text:p>Mon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80" office:value-type="date" office:date-value="2023-04-20" calcext:value-type="date">
            <text:p>20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81" office:value-type="date" office:date-value="2023-04-20" calcext:value-type="date">
            <text:p>20.04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49" office:value-type="string" calcext:value-type="string">
            <text:p>Module 11</text:p>
          </table:table-cell>
          <table:table-cell table:style-name="ce82" office:value-type="date" office:date-value="2023-04-24" calcext:value-type="date">
            <text:p>24.04.23</text:p>
          </table:table-cell>
          <table:table-cell table:style-name="ce96"/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4-27" calcext:value-type="date">
            <text:p>27.04.23</text:p>
          </table:table-cell>
          <table:table-cell table:style-name="ce97"/>
          <table:table-cell table:style-name="ce106" office:value-type="string" calcext:value-type="string">
            <text:p>Neural Networks 2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86" office:value-type="date" office:date-value="2023-04-27" calcext:value-type="date">
            <text:p>27.04.23</text:p>
          </table:table-cell>
          <table:table-cell table:style-name="ce98"/>
          <table:table-cell table:style-name="ce138" office:value-type="string" calcext:value-type="string">
            <text:p>Neural Networks RecEx</text:p>
          </table:table-cell>
          <table:table-cell table:style-name="ce127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59" office:value-type="string" calcext:value-type="string">
            <text:p>Module 12</text:p>
          </table:table-cell>
          <table:table-cell table:style-name="ce87" office:value-type="string" calcext:value-type="string">
            <text:p><text:s/>First of May</text:p>
          </table:table-cell>
          <table:table-cell table:style-name="ce99"/>
          <table:table-cell table:style-name="ce107" office:value-type="string" calcext:value-type="string">
            <text:p>Off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Summary and Outlook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Question hour</text:p>
          </table:table-cell>
          <table:table-cell table:style-name="ce128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6" table:number-columns-repeated="2"/>
          <table:table-cell table:style-name="ce78" table:number-columns-repeated="3"/>
          <table:table-cell table:number-columns-repeated="3"/>
        </table:table-row>
        <table:table-row table:style-name="ro5">
          <table:table-cell/>
          <table:table-cell table:style-name="ce37"/>
          <table:table-cell table:style-name="ce55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56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56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57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>
          <table:table-cell/>
          <table:table-cell table:style-name="ce37"/>
          <table:table-cell table:number-columns-repeated="7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.00.0000</text:date>, <text:time style:data-style-name="N2" text:time-value="20:15:01.4485369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3-01-01T20:22:12.414068176</dc:date>
    <dc:creator>Steffi </dc:creator>
    <meta:editing-duration>PT15H46M11S</meta:editing-duration>
    <meta:editing-cycles>198</meta:editing-cycles>
    <meta:generator>LibreOffice/6.0.7.3$Linux_X86_64 LibreOffice_project/00m0$Build-3</meta:generator>
    <meta:document-statistic meta:table-count="2" meta:cell-count="227" meta:object-count="0"/>
  </office:meta>
</office:document-meta>
</file>